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plane_greek-spanish-t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]/[.B2]" office:value-type="float" office:value="0.454545454545455" calcext:value-type="float">
            <text:p>0.454545454545455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26487430697957" calcext:value-type="float">
            <text:p>0.26487430697957</text:p>
          </table:table-cell>
        </table:table-row>
        <table:table-row table:style-name="ro1">
          <table:table-cell office:value-type="string" calcext:value-type="string">
            <text:p>tit_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]/[.B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4]/[.B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]/[.B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6]/[.B6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7]/[.B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9]/[.B9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0]/[.B10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]/[.B11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]/[.B1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3]/[.B1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4]/[.B1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5]/[.B1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6]/[.B16]" office:value-type="float" office:value="0.1875" calcext:value-type="float">
            <text:p>0.18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5:56:23.955062181</dc:date>
    <meta:editing-duration>P4DT21H13M47S</meta:editing-duration>
    <meta:editing-cycles>1</meta:editing-cycles>
    <meta:document-statistic meta:table-count="1" meta:cell-count="82" meta:object-count="0"/>
    <meta:generator>LibreOffice/7.5.3.2$Linux_X86_64 LibreOffice_project/67bf5ab3e8553b11738d1302ab7051a12dd8b40d</meta:generator>
  </office:meta>
</office:document-meta>
</file>